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Welcome.</text:p>
      <text:p text:style-name="Text_20_body">This is a maintained guide with the aim of providing an introduction to various online tracking techniques, online ID verification techniques, and detailed guidance to creating and maintaining (truly) anonymous online identities. <text:span text:style-name="T1">It is written with hope for activists, journalists, scientists, lawyers, whistle-blowers, and good people being oppressed, censored, harassed anywhere!</text:span></text:p>
      <text:p text:style-name="Text_20_body">This guide is an open-source non-profit initiative, <text:a xlink:type="simple" xlink:href="LICENSE.html" office:name=""><text:span text:style-name="Definition">licensed</text:span></text:a> under <text:span text:style-name="T1">Creative Commons Attribution-NonCommercial 4.0 International</text:span> (<text:a xlink:type="simple" xlink:href="https://creativecommons.org/licenses/by-nc/4.0/" office:name=""><text:span text:style-name="Definition">cc-by-nc-4.0</text:span></text:a> <text:a xlink:type="simple" xlink:href="https://web.archive.org/web/https://creativecommons.org/licenses/by-nc/4.0/" office:name=""><text:span text:style-name="Definition">[Archive.org]</text:span></text:a>) and is <text:span text:style-name="T1">not sponsored/endorsed by any commercial/governmental entity</text:span>. This means that you are free to use my guide for pretty much any purpose <text:span text:style-name="T1">excluding commercially</text:span> as long as you do attribute it.</text:p>
      <text:p text:style-name="Text_20_body"><text:span text:style-name="T1">If you’d like to make a donation to help this project, you can do so from </text:span><text:a xlink:type="simple" xlink:href="donations.html" office:name=""><text:span text:style-name="Definition"><text:span text:style-name="T1">here</text:span></text:span></text:a><text:span text:style-name="T1"> where you’ll also find the project goals. All the donations will be strictly used within the context of this project. All donations and spendings are logged on the donations page.</text:span></text:p>
      <text:p text:style-name="Text_20_body"><text:span text:style-name="T1">View the guide:</text:span> - <text:a xlink:type="simple" xlink:href="guide.html" office:name=""><text:span text:style-name="Definition">In your browser</text:span></text:a> - <text:a xlink:type="simple" xlink:href="export/guide.pdf" office:name=""><text:span text:style-name="Definition">PDF</text:span></text:a> - <text:a xlink:type="simple" xlink:href="export/guide.odt" office:name=""><text:span text:style-name="Definition">OpenDocument (ODT)</text:span></text:a> - <text:a xlink:type="simple" xlink:href="guide.md" office:name=""><text:span text:style-name="Definition">Markdown</text:span></text:a></text:p>
      <text:p text:style-name="Text_20_body">Mirrors: - Main: <text:a xlink:type="simple" xlink:href="https://anonymousplanet-ng.org" office:name=""><text:span text:style-name="Definition">https://anonymousplanet-ng.org</text:span></text:a></text:p>
      <text:p text:style-name="Text_20_body">Direct downloads: - CryptPad.fr <text:span text:style-name="T2">(outdated)</text:span>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</text:p>
      <text:p text:style-name="Text_20_body">If you want to see the changes between your PDF and the latest PDF, you could use one of these tools (I do not endorse those):</text:p>
      <text:list text:style-name="L1">
        <text:list-item>
          <text:p text:style-name="P1"><text:a xlink:type="simple" xlink:href="https://tools.pdf24.org/en/compare-pdf" office:name=""><text:span text:style-name="Definition">https://tools.pdf24.org/en/compare-pdf</text:span></text:a></text:p>
        </text:list-item>
        <text:list-item>
          <text:p text:style-name="P1"><text:a xlink:type="simple" xlink:href="https://products.aspose.app/pdf/comparison" office:name=""><text:span text:style-name="Definition">https://products.aspose.app/pdf/comparison</text:span></text:a></text:p>
        </text:list-item>
        <text:list-item>
          <text:p text:style-name="P1"><text:a xlink:type="simple" xlink:href="https://draftable.com/compare" office:name=""><text:span text:style-name="Definition">https://draftable.com/compare</text:span></text:a></text:p>
        </text:list-item>
      </text:list>
      <text:p text:style-name="First_20_paragraph">If you want to compare an older ODT file with a newer one, use the LibreWriter compare features as explained here: <text:a xlink:type="simple" xlink:href="https://help.libreoffice.org/7.1/en-US/text/shared/guide/redlining_doccompare.html" office:name=""><text:span text:style-name="Definition">https://help.libreoffice.org/7.1/en-US/text/shared/guide/redlining_doccompare.html</text:span></text:a></text:p>
      <text:p text:style-name="Text_20_body">The guide and all the files are also readily available on Archive.org and Archive.today:</text:p>
      <text:list text:style-name="L2">
        <text:list-item>
          <text:p text:style-name="P2">Archive.org <text:span text:style-name="T2">(outdated)</text:span>: <text:a xlink:type="simple" xlink:href="https://web.archive.org/web/https://anonymousplanet.org/" office:name=""><text:span text:style-name="Definition">https://web.archive.org/web/https://anonymousplanet.org/</text:span></text:a></text:p>
        </text:list-item>
        <text:list-item>
          <text:p text:style-name="P2">Archive.today <text:span text:style-name="T2">(outdated)</text:span>: <text:a xlink:type="simple" xlink:href="https://archive.fo/anonymousplanet.org/" office:name=""><text:span text:style-name="Definition">https://archive.fo/anonymousplanet.org/</text:span></text:a></text:p>
        </text:list-item>
        <text:list-item>
          <text:p text:style-name="P2">Archive.today over Tor <text:span text:style-name="T2">(outdated)</text:span>: <text:a xlink:type="simple" xlink:href="http://archiveiya74codqgiixo33q62qlrqtkgmcitqx5u2oeqnmn5bpcbiyd.onion/anonymousplanet.org/" office:name=""><text:span text:style-name="Definition">http://archiveiya74codqgiixo33q62qlrqtkgmcitqx5u2oeqnmn5bpcbiyd.onion/anonymousplanet.org/</text:span></text:a></text:p>
        </text:list-item>
      </text:list>
      <text:p text:style-name="First_20_paragraph"><text:span text:style-name="T1">If you want to check the files for integrity, safety, authenticity, please refer to this </text:span><text:a xlink:type="simple" xlink:href="verify.html" office:name=""><text:span text:style-name="Definition">“<text:span text:style-name="T1">How To</text:span>”</text:span></text:a><text:span text:style-name="T1">.</text:span></text:p>
      <text:p text:style-name="Text_20_body">Feel free to submit issues using Github Issues with the repository link above. Criticism, opinions, and ideas are welcome!</text:p>
      <text:p text:style-name="Text_20_body">Follow or contact me on: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</text:p>
      <text:p text:style-name="Text_20_body">Have a good read and feel free to share and/or recommend i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4-01T10:06:30Z</meta:creation-date>
    <dc:date>2022-04-01T10:06:30Z</dc:date>
  </office:meta>
</office:document-meta>
</file>